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f17d"/>
    </style:style>
    <style:style style:name="P2" style:family="paragraph" style:parent-style-name="Standard">
      <style:text-properties officeooo:rsid="0004f17d" officeooo:paragraph-rsid="0004f17d"/>
    </style:style>
    <style:style style:name="T1" style:family="text">
      <style:text-properties officeooo:rsid="0004f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1 – Routeur météo Virtual Regatta</text:p>
      <text:p text:style-name="Standard"/>
      <text:p text:style-name="Standard">Modèle météo :</text:p>
      <text:p text:style-name="Standard">- GFS uniquement</text:p>
      <text:p text:style-name="Standard"/>
      <text:p text:style-name="Standard">Entrées utilisateur :</text:p>
      <text:p text:style-name="Standard">- Position départ (lat, lon)</text:p>
      <text:p text:style-name="Standard">- Position arrivée (lat, lon)</text:p>
      <text:p text:style-name="Standard">- Bateau (polaires)</text:p>
      <text:p text:style-name="Standard">- Date / heure de départ</text:p>
      <text:p text:style-name="Standard"/>
      <text:p text:style-name="Standard">Sorties :</text:p>
      <text:p text:style-name="Standard">- Route optimale en temps</text:p>
      <text:p text:style-name="Standard">- Tableau détaillé toutes les 10 minutes :</text:p>
      <text:p text:style-name="Standard"><text:s text:c="2"/>heure | cap | amure | TWA | vitesse</text:p>
      <text:p text:style-name="Standard"/>
      <text:p text:style-name="Standard">Contraintes :</text:p>
      <text:p text:style-name="Standard">- Terre interdite (masque terre/mer haute résolution déjà disponible)</text:p>
      <text:p text:style-name="Standard">- Collision route / terre bloquante</text:p>
      <text:p text:style-name="Standard">- Utilisation du masque uniquement pour le calcul (pas d’affichage complexe en V1)</text:p>
      <text:p text:style-name="Standard"/>
      <text:p text:style-name="Standard">Objectif :</text:p>
      <text:p text:style-name="Standard">- Aider l’équipe à prendre de meilleures décis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17:34:43.847000000</meta:creation-date>
    <dc:date>2025-12-18T18:02:04.372000000</dc:date>
    <meta:editing-duration>PT27M2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8" meta:word-count="97" meta:character-count="557" meta:non-whitespace-character-count="475"/>
  </office:meta>
</office:document-meta>
</file>